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0d3f" officeooo:paragraph-rsid="00020d3f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2a8bf" officeooo:paragraph-rsid="0002a8b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3333" fo:font-size="16pt" style:text-underline-style="solid" style:text-underline-width="auto" style:text-underline-color="font-color" fo:font-weight="bold" officeooo:rsid="00020d3f" officeooo:paragraph-rsid="00020d3f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officeooo:paragraph-rsid="00020d3f"/>
    </style:style>
    <style:style style:name="P5" style:family="paragraph" style:parent-style-name="Standard" style:list-style-name="L1">
      <style:text-properties officeooo:rsid="000247a0" officeooo:paragraph-rsid="000247a0"/>
    </style:style>
    <style:style style:name="P6" style:family="paragraph" style:parent-style-name="Standard">
      <style:text-properties officeooo:rsid="000247a0" officeooo:paragraph-rsid="000247a0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2a8bf" officeooo:paragraph-rsid="0002a8bf" style:font-size-asian="10.5pt" style:font-weight-asian="normal" style:font-size-complex="12pt" style:font-weight-complex="normal"/>
    </style:style>
    <style:style style:name="T1" style:family="text">
      <style:text-properties officeooo:rsid="00020d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s possibles du projet</text:p>
      <text:p text:style-name="P1"/>
      <text:list xml:id="list6091302572323959873" text:style-name="L1">
        <text:list-item>
          <text:p text:style-name="P4"><text:span text:style-name="T1">EDF1</text:span></text:p>
        </text:list-item>
        <text:list-item>
          <text:p text:style-name="P5">Virtual reactor</text:p>
        </text:list-item>
        <text:list-item>
          <text:p text:style-name="P5">Rocket EDF</text:p>
        </text:list-item>
        <text:list-item>
          <text:p text:style-name="P5">Reactor monitoring</text:p>
        </text:list-item>
      </text:list>
      <text:p text:style-name="P6"/>
      <text:p text:style-name="P6"/>
      <text:p text:style-name="P2">Reactor Monitoring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9:25:28.531390486</meta:creation-date>
    <dc:date>2016-02-02T10:03:26.108425966</dc:date>
    <meta:editing-duration>PT34M40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6" meta:word-count="17" meta:character-count="93" meta:non-whitespace-character-count="86"/>
  </office:meta>
</office:document-meta>
</file>